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 fo:font-size="8pt" officeooo:rsid="001b244d" officeooo:paragraph-rsid="001b244d" style:font-size-asian="8pt" style:font-size-complex="8pt"/>
    </style:style>
    <style:style style:name="P2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1b244d" style:font-size-asian="8pt" style:font-size-complex="8pt"/>
    </style:style>
    <style:style style:name="P3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0576c" style:font-size-asian="8pt" style:font-size-complex="8pt"/>
    </style:style>
    <style:style style:name="P4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22c81" style:font-size-asian="8pt" style:font-size-complex="8pt"/>
    </style:style>
    <style:style style:name="P5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3a15e" style:font-size-asian="8pt" style:font-size-complex="8pt"/>
    </style:style>
    <style:style style:name="P6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83435" style:font-size-asian="8pt" style:font-size-complex="8pt"/>
    </style:style>
    <style:style style:name="P7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91836" style:font-size-asian="8pt" style:font-size-complex="8pt"/>
    </style:style>
    <style:style style:name="P8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a8297" style:font-size-asian="8pt" style:font-size-complex="8pt"/>
    </style:style>
    <style:style style:name="P9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306c59" style:font-size-asian="8pt" style:font-size-complex="8pt"/>
    </style:style>
    <style:style style:name="P10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b244d" officeooo:paragraph-rsid="001b244d" fo:background-color="#94bd5e" style:font-size-asian="8pt" style:font-size-complex="8pt"/>
    </style:style>
    <style:style style:name="P11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ee174" officeooo:paragraph-rsid="001ee174" fo:background-color="#94bd5e" style:font-size-asian="8pt" style:font-size-complex="8pt"/>
    </style:style>
    <style:style style:name="P12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b244d" officeooo:paragraph-rsid="00283435" style:font-size-asian="8pt" style:font-size-complex="8pt"/>
    </style:style>
    <style:style style:name="P13" style:family="paragraph" style:parent-style-name="Preformatted_20_Text" style:master-page-name="">
      <style:paragraph-properties fo:margin-left="0cm" fo:margin-right="0cm" fo:margin-top="0cm" fo:margin-bottom="0cm" loext:contextual-spacing="false" fo:text-indent="0cm" style:auto-text-indent="false" style:page-number="auto" fo:background-color="transparent">
        <style:background-image/>
      </style:paragraph-properties>
      <style:text-properties style:font-name="Courier New" fo:font-size="8pt" officeooo:rsid="001b244d" officeooo:paragraph-rsid="002a8297" fo:background-color="#94bd5e" style:font-size-asian="8pt" style:font-size-complex="8pt"/>
    </style:style>
    <style:style style:name="P14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b244d" officeooo:paragraph-rsid="001b244d" style:font-size-asian="8pt" style:font-size-complex="8pt"/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b244d" officeooo:paragraph-rsid="00291836" style:font-size-asian="8pt" style:font-size-complex="8pt"/>
    </style:style>
    <style:style style:name="P16" style:family="paragraph" style:parent-style-name="Preformatted_20_Text">
      <style:paragraph-properties fo:background-color="transparent">
        <style:background-image/>
      </style:paragraph-properties>
      <style:text-properties style:font-name="Courier New" fo:font-size="8pt" officeooo:rsid="001b244d" officeooo:paragraph-rsid="002a8297" style:font-size-asian="8pt" style:font-size-complex="8pt"/>
    </style:style>
    <style:style style:name="P17" style:family="paragraph" style:parent-style-name="Preformatted_20_Text">
      <style:paragraph-properties fo:background-color="transparent">
        <style:background-image/>
      </style:paragraph-properties>
      <style:text-properties style:font-name="Arial" fo:font-size="10pt" fo:font-weight="bold" officeooo:rsid="0032ef8c" officeooo:paragraph-rsid="0034ed60" style:font-size-asian="8.75pt" style:font-weight-asian="bold" style:font-size-complex="10pt" style:font-weight-complex="bold"/>
    </style:style>
    <style:style style:name="P18" style:family="paragraph" style:parent-style-name="Preformatted_20_Text">
      <style:paragraph-properties fo:break-before="page" fo:background-color="transparent">
        <style:background-image/>
      </style:paragraph-properties>
      <style:text-properties style:font-name="Arial" fo:font-size="10pt" fo:font-weight="bold" officeooo:rsid="0032ef8c" officeooo:paragraph-rsid="0032ef8c" style:font-size-asian="8.75pt" style:font-weight-asian="bold" style:font-size-complex="10pt" style:font-weight-complex="bold"/>
    </style:style>
    <style:style style:name="P19" style:family="paragraph" style:parent-style-name="Preformatted_20_Text">
      <style:paragraph-properties fo:break-before="page" fo:background-color="transparent">
        <style:background-image/>
      </style:paragraph-properties>
      <style:text-properties style:font-name="Arial" fo:font-size="10pt" fo:font-weight="bold" officeooo:rsid="0032ef8c" officeooo:paragraph-rsid="0034ed60" style:font-size-asian="8.75pt" style:font-weight-asian="bold" style:font-size-complex="10pt" style:font-weight-complex="bold"/>
    </style:style>
    <style:style style:name="P20" style:family="paragraph" style:parent-style-name="Preformatted_20_Text">
      <style:paragraph-properties fo:break-before="page" fo:background-color="transparent">
        <style:background-image/>
      </style:paragraph-properties>
      <style:text-properties style:font-name="Arial" fo:font-size="10pt" fo:font-weight="bold" officeooo:rsid="0032ef8c" officeooo:paragraph-rsid="0036089d" style:font-size-asian="8.75pt" style:font-weight-asian="bold" style:font-size-complex="10pt" style:font-weight-complex="bold"/>
    </style:style>
    <style:style style:name="P21" style:family="paragraph" style:parent-style-name="Preformatted_20_Text">
      <style:paragraph-properties fo:break-before="page" fo:background-color="transparent">
        <style:background-image/>
      </style:paragraph-properties>
      <style:text-properties style:font-name="Arial" fo:font-size="10pt" fo:font-weight="bold" officeooo:rsid="003a4c69" officeooo:paragraph-rsid="003a4c69" style:font-size-asian="8.75pt" style:font-weight-asian="bold" style:font-size-complex="10pt" style:font-weight-complex="bold"/>
    </style:style>
    <style:style style:name="P22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322d40" officeooo:paragraph-rsid="00322d40" style:font-size-asian="8pt" style:font-size-complex="8pt"/>
    </style:style>
    <style:style style:name="P23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322d40" officeooo:paragraph-rsid="00386743" style:font-size-asian="8pt" style:font-size-complex="8pt"/>
    </style:style>
    <style:style style:name="P24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322d40" officeooo:paragraph-rsid="00399eff" style:font-size-asian="8pt" style:font-size-complex="8pt"/>
    </style:style>
    <style:style style:name="P25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91836" style:font-size-asian="8pt" style:font-size-complex="8pt"/>
    </style:style>
    <style:style style:name="P26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1b244d" style:font-size-asian="8pt" style:font-size-complex="8pt"/>
    </style:style>
    <style:style style:name="P27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a8297" style:font-size-asian="8pt" style:font-size-complex="8pt"/>
    </style:style>
    <style:style style:name="P28" style:family="paragraph" style:parent-style-name="Preformatted_20_Text">
      <style:paragraph-properties fo:background-color="#94bd5e">
        <style:background-image/>
      </style:paragraph-properties>
      <style:text-properties style:font-name="Courier New" fo:font-size="8pt" officeooo:rsid="001b244d" officeooo:paragraph-rsid="00291836" fo:background-color="#94bd5e" style:font-size-asian="8pt" style:font-size-complex="8pt"/>
    </style:style>
    <style:style style:name="T1" style:family="text">
      <style:text-properties officeooo:rsid="001ee174" fo:background-color="#94bd5e" loext:char-shading-value="0"/>
    </style:style>
    <style:style style:name="T2" style:family="text">
      <style:text-properties fo:background-color="#e6ff00" loext:char-shading-value="0"/>
    </style:style>
    <style:style style:name="T3" style:family="text">
      <style:text-properties officeooo:rsid="001ee174" fo:background-color="#e6ff00" loext:char-shading-value="0"/>
    </style:style>
    <style:style style:name="T4" style:family="text">
      <style:text-properties officeooo:rsid="0020576c" fo:background-color="#e6ff00" loext:char-shading-value="0"/>
    </style:style>
    <style:style style:name="T5" style:family="text">
      <style:text-properties officeooo:rsid="00276606" fo:background-color="#e6ff00" loext:char-shading-value="0"/>
    </style:style>
    <style:style style:name="T6" style:family="text">
      <style:text-properties fo:background-color="#ff950e" loext:char-shading-value="0"/>
    </style:style>
    <style:style style:name="T7" style:family="text">
      <style:text-properties officeooo:rsid="002f2369" fo:background-color="#ff950e" loext:char-shading-value="0"/>
    </style:style>
    <style:style style:name="T8" style:family="text">
      <style:text-properties officeooo:rsid="00306c59" fo:background-color="#ff950e" loext:char-shading-value="0"/>
    </style:style>
    <style:style style:name="T9" style:family="text">
      <style:text-properties officeooo:rsid="003142b4" fo:background-color="#ff950e" loext:char-shading-value="0"/>
    </style:style>
    <style:style style:name="T10" style:family="text">
      <style:text-properties officeooo:rsid="00316693" fo:background-color="#ff950e" loext:char-shading-value="0"/>
    </style:style>
    <style:style style:name="T11" style:family="text">
      <style:text-properties fo:background-color="#ff420e" loext:char-shading-value="0"/>
    </style:style>
    <style:style style:name="T12" style:family="text">
      <style:text-properties officeooo:rsid="00222c81" fo:background-color="#ff420e" loext:char-shading-value="0"/>
    </style:style>
    <style:style style:name="T13" style:family="text">
      <style:text-properties officeooo:rsid="00291836" fo:background-color="#ff420e" loext:char-shading-value="0"/>
    </style:style>
    <style:style style:name="T14" style:family="text">
      <style:text-properties officeooo:rsid="002f2369" fo:background-color="#ff420e" loext:char-shading-value="0"/>
    </style:style>
    <style:style style:name="T15" style:family="text">
      <style:text-properties officeooo:rsid="00306c59" fo:background-color="#ff420e" loext:char-shading-value="0"/>
    </style:style>
    <style:style style:name="T16" style:family="text">
      <style:text-properties officeooo:rsid="003c9e2d" fo:background-color="#ff420e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22b8d" fo:background-color="transparent" loext:char-shading-value="0"/>
    </style:style>
    <style:style style:name="T19" style:family="text">
      <style:text-properties officeooo:rsid="003142b4" fo:background-color="transparent" loext:char-shading-value="0"/>
    </style:style>
    <style:style style:name="T20" style:family="text">
      <style:text-properties officeooo:rsid="00276606"/>
    </style:style>
    <style:style style:name="T21" style:family="text">
      <style:text-properties fo:background-color="#00dcff" loext:char-shading-value="0"/>
    </style:style>
    <style:style style:name="T22" style:family="text">
      <style:text-properties officeooo:rsid="002f2369" fo:background-color="#00dcff" loext:char-shading-value="0"/>
    </style:style>
    <style:style style:name="T23" style:family="text">
      <style:text-properties officeooo:rsid="003142b4" fo:background-color="#00dcff" loext:char-shading-value="0"/>
    </style:style>
    <style:style style:name="T24" style:family="text">
      <style:text-properties officeooo:rsid="003b547f" fo:background-color="#00dcff" loext:char-shading-value="0"/>
    </style:style>
    <style:style style:name="T25" style:family="text">
      <style:text-properties officeooo:rsid="003c9e2d" fo:background-color="#00dcff" loext:char-shading-value="0"/>
    </style:style>
    <style:style style:name="T26" style:family="text">
      <style:text-properties officeooo:rsid="003142b4"/>
    </style:style>
    <style:style style:name="T27" style:family="text">
      <style:text-properties fo:background-color="#9966cc" loext:char-shading-value="0"/>
    </style:style>
    <style:style style:name="T28" style:family="text">
      <style:text-properties fo:background-color="#cccccc" loext:char-shading-value="0"/>
    </style:style>
    <style:style style:name="T29" style:family="text">
      <style:text-properties officeooo:rsid="0036089d"/>
    </style:style>
    <style:style style:name="T30" style:family="text">
      <style:text-properties officeooo:rsid="00374fc3"/>
    </style:style>
    <style:style style:name="T31" style:family="text">
      <style:text-properties officeooo:rsid="003c9e2d"/>
    </style:style>
    <style:style style:name="T32" style:family="text">
      <style:text-properties officeooo:rsid="002f2369" fo:background-color="#660066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eader</text:p>
      <text:p text:style-name="P15"/>
      <text:p text:style-name="P7">+---------------------------------------------------------------------------------------------+ </text:p>
      <text:p text:style-name="P28">| &lt;<text:span text:style-name="T19">header</text:span><text:span text:style-name="T26"> </text:span>id="cyHeader" class="cyGrid-1"&gt; <text:s text:c="52"/>| </text:p>
      <text:p text:style-name="P10">| <text:span text:style-name="T2">+-----------------------------------------------------------------------------------------+</text:span> | </text:p>
      <text:p text:style-name="P13">| <text:span text:style-name="T2">| &lt;div class="cyGrid-2"&gt; <text:s text:c="65"/>|</text:span> | </text:p>
      <text:p text:style-name="P10">| <text:span text:style-name="T2">| </text:span><text:span text:style-name="T6">+-------------------------------------------------------------------------------------+</text:span><text:span text:style-name="T2"> |</text:span> | </text:p>
      <text:p text:style-name="P10">| <text:span text:style-name="T2">| </text:span><text:span text:style-name="T6">| &lt;div id="cySiteTitle" class="cyGrid-3"&gt; <text:s text:c="44"/>|</text:span><text:span text:style-name="T2"> |</text:span> | </text:p>
      <text:p text:style-name="P10">| <text:span text:style-name="T2">| </text:span><text:span text:style-name="T6">| &lt;h1&gt; <text:s text:c="79"/>|</text:span><text:span text:style-name="T2"> |</text:span> | </text:p>
      <text:p text:style-name="P10">| <text:span text:style-name="T2">| </text:span><text:span text:style-name="T6">+-------------------------------------------------------------------------------------+</text:span><text:span text:style-name="T2"> |</text:span> | </text:p>
      <text:p text:style-name="P10">| <text:span text:style-name="T2">+-----------------------------------------------------------------------------------------+</text:span> | </text:p>
      <text:p text:style-name="P11">| <text:s text:c="92"/>| </text:p>
      <text:p text:style-name="P10">| <text:span text:style-name="T2">+-----------------------------------------------------------------------------------------+</text:span> | </text:p>
      <text:p text:style-name="P10">| <text:span text:style-name="T2">| &lt;div class="cyGrid-2"&gt; <text:s text:c="65"/>|</text:span> | </text:p>
      <text:p text:style-name="P10">| <text:span text:style-name="T2">| </text:span><text:span text:style-name="T6">+-------------------------------------------------------------------------------------+</text:span><text:span text:style-name="T2"> |</text:span> | </text:p>
      <text:p text:style-name="P10">| <text:span text:style-name="T2">| </text:span><text:span text:style-name="T6">| &lt;div id="cySiteDescription" class="cyGrid-3"&gt; <text:s text:c="38"/>|</text:span><text:span text:style-name="T2"> |</text:span> | </text:p>
      <text:p text:style-name="P10">| <text:span text:style-name="T2">| </text:span><text:span text:style-name="T6">| &lt;p&gt; <text:s text:c="80"/>|</text:span><text:span text:style-name="T2"> |</text:span> | </text:p>
      <text:p text:style-name="P10">| <text:span text:style-name="T2">| </text:span><text:span text:style-name="T6">+-------------------------------------------------------------------------------------+</text:span><text:span text:style-name="T2"> |</text:span> | </text:p>
      <text:p text:style-name="P10">| <text:span text:style-name="T2">+-----------------------------------------------------------------------------------------+</text:span> | </text:p>
      <text:p text:style-name="P10">+---------------------------------------------------------------------------------------------+ </text:p>
      <text:p text:style-name="P14"/>
      <text:p text:style-name="P19"><text:span text:style-name="T30">Icon menu</text:span></text:p>
      <text:p text:style-name="P17"/>
      <text:p text:style-name="P22">+---------------------------------------------------------------------------------------------+</text:p>
      <text:p text:style-name="P22">| &lt;<text:span text:style-name="T31">nav</text:span> class="cyGrid-1"&gt; <text:s text:c="69"/>|</text:p>
      <text:p text:style-name="P22">| <text:span text:style-name="T2">+-----------------------------------------------------------------------------------------+</text:span> |</text:p>
      <text:p text:style-name="P22">| <text:span text:style-name="T2">| &lt;div class="cyGrid-2"&gt; <text:s text:c="65"/>|</text:span> |</text:p>
      <text:p text:style-name="P22">| <text:span text:style-name="T2">| </text:span><text:span text:style-name="T6">+-------------------------------------------------------------------------------------+</text:span><text:span text:style-name="T2"> |</text:span> |</text:p>
      <text:p text:style-name="P22">| <text:span text:style-name="T2">| </text:span><text:span text:style-name="T6">| &lt;div class="cyGrid-3"&gt; <text:s text:c="61"/>|</text:span><text:span text:style-name="T2"> |</text:span> |</text:p>
      <text:p text:style-name="P22">| <text:span text:style-name="T2">| </text:span><text:span text:style-name="T6">| </text:span><text:span text:style-name="T11">+---------------------------------------------------------------------------------+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&lt;</text:span><text:span text:style-name="T16">div </text:span><text:span text:style-name="T11">id="cyMenu"&gt; <text:s text:c="62"/>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+-----------------------------------------------------------------------------+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div class="cyMenuItem" <text:s text:c="53"/>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&lt;h5&gt; <text:s text:c="71"/>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</text:span><text:span text:style-name="T28">+-------------------------------------------------------------------------+</text:span><text:span text:style-name="T27"> 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</text:span><text:span text:style-name="T28">| div <text:s text:c="68"/>|</text:span><text:span text:style-name="T27"> 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</text:span><text:span text:style-name="T28">| &lt;p&gt; <text:s text:c="68"/>|</text:span><text:span text:style-name="T27"> 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</text:span><text:span text:style-name="T28">| &lt;p&gt; <text:s text:c="68"/>|</text:span><text:span text:style-name="T27"> 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</text:span><text:span text:style-name="T28">+-------------------------------------------------------------------------+</text:span><text:span text:style-name="T27"> 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+-----------------------------------------------------------------------------+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text:s text:c="80"/>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+-----------------------------------------------------------------------------+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div class="cyMenuItem" <text:s text:c="53"/>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&lt;h5&gt; <text:s text:c="71"/>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</text:span><text:span text:style-name="T28">+-------------------------------------------------------------------------+</text:span><text:span text:style-name="T27"> 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</text:span><text:span text:style-name="T28">| div <text:s text:c="68"/>|</text:span><text:span text:style-name="T27"> 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</text:span><text:span text:style-name="T28">| &lt;p&gt; <text:s text:c="68"/>|</text:span><text:span text:style-name="T27"> 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</text:span><text:span text:style-name="T28">| &lt;p&gt; <text:s text:c="68"/>|</text:span><text:span text:style-name="T27"> 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| </text:span><text:span text:style-name="T28">+-------------------------------------------------------------------------+</text:span><text:span text:style-name="T27"> |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| </text:span><text:span text:style-name="T27">+-----------------------------------------------------------------------------+</text:span><text:span text:style-name="T11"> |</text:span><text:span text:style-name="T6"> |</text:span><text:span text:style-name="T2"> |</text:span> |</text:p>
      <text:p text:style-name="P22">| <text:span text:style-name="T2">| </text:span><text:span text:style-name="T6">| </text:span><text:span text:style-name="T11">+---------------------------------------------------------------------------------+</text:span><text:span text:style-name="T6"> |</text:span><text:span text:style-name="T2"> |</text:span> |</text:p>
      <text:p text:style-name="P22">| <text:span text:style-name="T2">| </text:span><text:span text:style-name="T6">+-------------------------------------------------------------------------------------+</text:span><text:span text:style-name="T2"> |</text:span> |</text:p>
      <text:p text:style-name="P24">| <text:span text:style-name="T2">+-----------------------------------------------------------------------------------------+</text:span> |</text:p>
      <text:p text:style-name="P22">+---------------------------------------------------------------------------------------------+</text:p>
      <text:p text:style-name="P20"><text:span text:style-name="T29">Main</text:span></text:p>
      <text:p text:style-name="P14"/>
      <text:p text:style-name="P2">+---------------------------------------------------------------------------------------------+ </text:p>
      <text:p text:style-name="P2">| &lt;div <text:s/>id="cyMain" class="cyGrid-1"&gt; <text:s text:c="56"/>| </text:p>
      <text:p text:style-name="P2">| <text:span text:style-name="T2">+-----------------------------------------------------------------------------------------+</text:span> | </text:p>
      <text:p text:style-name="P2">| <text:span text:style-name="T2">| &lt;div class="cyGrid-2"&gt; <text:s text:c="65"/>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| <text:span text:style-name="T2">| </text:span><text:span text:style-name="T6">| &lt;</text:span><text:span text:style-name="T7">nav </text:span><text:span text:style-name="T10">i</text:span><text:span text:style-name="T6">d="cyMainMenu" class="cyGrid-3 cyOrder-1"&gt; <text:s text:c="35"/>|</text:span><text:span text:style-name="T2"> |</text:span> | </text:p>
      <text:p text:style-name="P2">| <text:span text:style-name="T2">| </text:span><text:span text:style-name="T6">| &lt;h2&gt; <text:s text:c="79"/>|</text:span><text:span text:style-name="T2"> |</text:span> | </text:p>
      <text:p text:style-name="P2">| <text:span text:style-name="T2">| </text:span><text:span text:style-name="T6">| &lt;ul&gt; <text:s text:c="79"/>|</text:span><text:span text:style-name="T2"> |</text:span> | </text:p>
      <text:p text:style-name="P2">| <text:span text:style-name="T2">| </text:span><text:span text:style-name="T6">| &lt;h2&gt; <text:s text:c="79"/>|</text:span><text:span text:style-name="T2"> |</text:span> | </text:p>
      <text:p text:style-name="P2">| <text:span text:style-name="T2">| </text:span><text:span text:style-name="T6">| &lt;ul&gt; <text:s text:c="79"/>|</text:span><text:span text:style-name="T2"> |</text:span> | </text:p>
      <text:p text:style-name="P2">| <text:span text:style-name="T2">| </text:span><text:span text:style-name="T6">| &lt;h2&gt; <text:s text:c="79"/>|</text:span><text:span text:style-name="T2"> |</text:span> | </text:p>
      <text:p text:style-name="P2">| <text:span text:style-name="T2">| </text:span><text:span text:style-name="T6">| &lt;ul&gt; <text:s text:c="79"/>|</text:span><text:span text:style-name="T2"> 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3"><text:span text:style-name="T1">| </text:span><text:span text:style-name="T4">|</text:span><text:span text:style-name="T3"> <text:s text:c="88"/></text:span><text:span text:style-name="T4">|</text:span><text:span text:style-name="T1"> | </text:span></text:p>
      <text:p text:style-name="P3">| <text:span text:style-name="T2">| </text:span><text:span text:style-name="T6">+-------------------------------------------------------------------------------------+</text:span><text:span text:style-name="T2"> |</text:span> | </text:p>
      <text:p text:style-name="P9">| <text:span text:style-name="T2">| </text:span><text:span text:style-name="T6">| &lt;</text:span><text:span text:style-name="T7">section </text:span><text:span text:style-name="T6">id="cyMainContent" class="cyGrid-3 cyOrder-2"&gt; <text:s text:c="28"/>|</text:span><text:span text:style-name="T2"> |</text:span> | </text:p>
      <text:p text:style-name="P9">| <text:span text:style-name="T2">| </text:span><text:span text:style-name="T6">| &lt;</text:span><text:span text:style-name="T8">h2</text:span><text:span text:style-name="T6">&gt; <text:s text:c="79"/>|</text:span><text:span text:style-name="T2"> |</text:span> | </text:p>
      <text:p text:style-name="P9">| <text:span text:style-name="T2">| </text:span><text:span text:style-name="T6">| </text:span><text:span text:style-name="T11">+---------------------------------------------------------------------------------+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&lt;</text:span><text:span text:style-name="T14">article </text:span><text:span text:style-name="T11">id="cy99</text:span><text:span text:style-name="T12">9</text:span><text:span text:style-name="T11">" class="cyPost cycyPostCommentOdd cyPageCommentFirst"&gt; <text:s text:c="6"/>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&lt;h</text:span><text:span text:style-name="T15">3</text:span><text:span text:style-name="T11">&gt; <text:s text:c="75"/>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</text:span><text:span text:style-name="T27">+-----------------------------------------------------------------------------+</text:span><text:span text:style-name="T11"> 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</text:span><text:span text:style-name="T27">| div class="cyPostContent" <text:s text:c="50"/>|</text:span><text:span text:style-name="T11"> 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</text:span><text:span text:style-name="T27">| </text:span><text:span text:style-name="T28">+-------------------------------------------------------------------------+</text:span><text:span text:style-name="T27"> |</text:span><text:span text:style-name="T11"> 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</text:span><text:span text:style-name="T27">| </text:span><text:span text:style-name="T28">| div class="cyPictureLandscape" <text:s text:c="41"/>|</text:span><text:span text:style-name="T27"> |</text:span><text:span text:style-name="T11"> 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</text:span><text:span text:style-name="T27">| </text:span><text:span text:style-name="T28">+-------------------------------------------------------------------------+</text:span><text:span text:style-name="T27"> |</text:span><text:span text:style-name="T11"> 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</text:span><text:span text:style-name="T27">| &lt;p&gt; <text:s text:c="72"/>|</text:span><text:span text:style-name="T11"> 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</text:span><text:span text:style-name="T27">| &lt;p&gt; <text:s text:c="72"/>|</text:span><text:span text:style-name="T11"> 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</text:span><text:span text:style-name="T27">| &lt;p&gt; <text:s text:c="72"/>|</text:span><text:span text:style-name="T11"> 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</text:span><text:span text:style-name="T27">| &lt;p&gt; <text:s text:c="72"/>|</text:span><text:span text:style-name="T11"> 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</text:span><text:span text:style-name="T27">+-----------------------------------------------------------------------------+</text:span><text:span text:style-name="T11"> 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| &lt;p&gt; <text:s text:c="76"/>|</text:span><text:span text:style-name="T6"> |</text:span><text:span text:style-name="T2"> |</text:span> | </text:p>
      <text:p text:style-name="P4">| <text:span text:style-name="T2">| </text:span><text:span text:style-name="T6">| </text:span><text:span text:style-name="T11">+---------------------------------------------------------------------------------+</text:span><text:span text:style-name="T6"> |</text:span><text:span text:style-name="T2"> |</text:span> | </text:p>
      <text:p text:style-name="P4">| <text:span text:style-name="T2">| </text:span><text:span text:style-name="T6">| <text:s text:c="84"/>|</text:span><text:span text:style-name="T2"> |</text:span><text:span text:style-name="T17"> </text:span><text:span text:style-name="T18">|</text:span></text:p>
      <text:p text:style-name="P7">| <text:span text:style-name="T2">| </text:span><text:span text:style-name="T6">| </text:span><text:span text:style-name="T11">+---------------------------------------------------------------------------------+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&lt;</text:span><text:span text:style-name="T14">article </text:span><text:span text:style-name="T11">id="cy99</text:span><text:span text:style-name="T13">8</text:span><text:span text:style-name="T11">" class="cyPost cycyPostCommentOdd cyPageCommentFirst"&gt; <text:s text:c="6"/>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&lt;h</text:span><text:span text:style-name="T15">3</text:span><text:span text:style-name="T11">&gt; <text:s text:c="75"/>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</text:span><text:span text:style-name="T27">+-----------------------------------------------------------------------------+</text:span><text:span text:style-name="T11"> 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</text:span><text:span text:style-name="T27">| div class="cyPostContent" <text:s text:c="50"/>|</text:span><text:span text:style-name="T11"> 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</text:span><text:span text:style-name="T27">| </text:span><text:span text:style-name="T28">+-------------------------------------------------------------------------+</text:span><text:span text:style-name="T27"> |</text:span><text:span text:style-name="T11"> 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</text:span><text:span text:style-name="T27">| </text:span><text:span text:style-name="T28">| div class="cyPictureLandscape" <text:s text:c="41"/>|</text:span><text:span text:style-name="T27"> |</text:span><text:span text:style-name="T11"> 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</text:span><text:span text:style-name="T27">| </text:span><text:span text:style-name="T28">+-------------------------------------------------------------------------+</text:span><text:span text:style-name="T27"> |</text:span><text:span text:style-name="T11"> 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</text:span><text:span text:style-name="T27">| &lt;p&gt; <text:s text:c="72"/>|</text:span><text:span text:style-name="T11"> 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</text:span><text:span text:style-name="T27">| &lt;p&gt; <text:s text:c="72"/>|</text:span><text:span text:style-name="T11"> 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</text:span><text:span text:style-name="T27">| &lt;p&gt; <text:s text:c="72"/>|</text:span><text:span text:style-name="T11"> 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</text:span><text:span text:style-name="T27">| &lt;p&gt; <text:s text:c="72"/>|</text:span><text:span text:style-name="T11"> 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</text:span><text:span text:style-name="T27">+-----------------------------------------------------------------------------+</text:span><text:span text:style-name="T11"> 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| &lt;p&gt; <text:s text:c="76"/>|</text:span><text:span text:style-name="T6"> |</text:span><text:span text:style-name="T2"> |</text:span> | </text:p>
      <text:p text:style-name="P7">| <text:span text:style-name="T2">| </text:span><text:span text:style-name="T6">| </text:span><text:span text:style-name="T11">+---------------------------------------------------------------------------------+</text:span><text:span text:style-name="T6"> |</text:span><text:span text:style-name="T2"> |</text:span> | </text:p>
      <text:p text:style-name="P7">| <text:span text:style-name="T2">| </text:span><text:span text:style-name="T6">| <text:s text:c="84"/>|</text:span><text:span text:style-name="T2"> |</text:span><text:span text:style-name="T17"> </text:span><text:span text:style-name="T18">|</text:span></text:p>
      <text:p text:style-name="P5">| <text:span text:style-name="T2">| </text:span><text:span text:style-name="T6">| </text:span><text:span text:style-name="T11">+---------------------------------------------------------------------------------+</text:span><text:span text:style-name="T6"> |</text:span><text:span text:style-name="T2"> |</text:span> | </text:p>
      <text:p text:style-name="P2">| <text:span text:style-name="T2">| </text:span><text:span text:style-name="T6">| </text:span><text:span text:style-name="T11">| &lt;</text:span><text:span text:style-name="T14">nav </text:span><text:span text:style-name="T11">id="cyPagination"&gt; <text:s text:c="56"/>|</text:span><text:span text:style-name="T6"> |</text:span><text:span text:style-name="T2"> |</text:span> | </text:p>
      <text:p text:style-name="P2">| <text:span text:style-name="T2">| </text:span><text:span text:style-name="T6">| </text:span><text:span text:style-name="T11">| &lt;ul&gt; <text:s text:c="75"/>|</text:span><text:span text:style-name="T6"> |</text:span><text:span text:style-name="T2"> |</text:span> | </text:p>
      <text:p text:style-name="P2">| <text:span text:style-name="T2">| </text:span><text:span text:style-name="T6">| </text:span><text:span text:style-name="T11">+---------------------------------------------------------------------------------+</text:span><text:span text:style-name="T6"> |</text:span><text:span text:style-name="T2"> |</text:span> | </text:p>
      <text:p text:style-name="P5">| <text:span text:style-name="T2">| </text:span><text:span text:style-name="T6">| <text:s text:c="84"/>|</text:span><text:span text:style-name="T2"> |</text:span><text:span text:style-name="T17"> </text:span><text:span text:style-name="T18">|</text:span></text:p>
      <text:p text:style-name="P5">| <text:span text:style-name="T2">| </text:span><text:span text:style-name="T6">| </text:span><text:span text:style-name="T11">+---------------------------------------------------------------------------------+</text:span><text:span text:style-name="T6"> |</text:span><text:span text:style-name="T2"> |</text:span> | </text:p>
      <text:p text:style-name="P2">| <text:span text:style-name="T2">| </text:span><text:span text:style-name="T6">| </text:span><text:span text:style-name="T11">| &lt;</text:span><text:span text:style-name="T14">nav </text:span><text:span text:style-name="T11">id="cyPageCounter"&gt; <text:s text:c="55"/>|</text:span><text:span text:style-name="T6"> |</text:span><text:span text:style-name="T2"> |</text:span> | </text:p>
      <text:p text:style-name="P2">| <text:span text:style-name="T2">| </text:span><text:span text:style-name="T6">| </text:span><text:span text:style-name="T11">+---------------------------------------------------------------------------------+</text:span><text:span text:style-name="T6"> |</text:span><text:span text:style-name="T2"> 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3">| <text:span text:style-name="T2">+-----------------------------------------------------------------------------------------+</text:span> |</text:p>
      <text:p text:style-name="P23">+---------------------------------------------------------------------------------------------+</text:p>
      <text:p text:style-name="P21">Bottom menu</text:p>
      <text:p text:style-name="P16"/>
      <text:p text:style-name="P16"/>
      <text:p text:style-name="P8">+---------------------------------------------------------------------------------------------+ </text:p>
      <text:p text:style-name="P8">| &lt;div id="cyMenuBottom" class="cyGrid-1"&gt; <text:s text:c="51"/>| </text:p>
      <text:p text:style-name="P2">| <text:span text:style-name="T2">+-----------------------------------------------------------------------------------------+</text:span> | </text:p>
      <text:p text:style-name="P2">| <text:span text:style-name="T2">| &lt;div class="cyGrid-2"&gt; <text:s text:c="65"/>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8">| <text:span text:style-name="T2">| </text:span><text:span text:style-name="T6">| div class="cyGrid-3 cyOrder-1" <text:s text:c="53"/>|</text:span><text:span text:style-name="T2"> 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<text:span text:style-name="T20">| </text:span><text:span text:style-name="T5">|</text:span><text:span text:style-name="T2"> <text:s text:c="88"/></text:span><text:span text:style-name="T5">|</text:span><text:span text:style-name="T20"> |</text:span>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8">| <text:span text:style-name="T2">| </text:span><text:span text:style-name="T6">| &lt;</text:span><text:span text:style-name="T9">nav </text:span><text:span text:style-name="T6">class="cyGrid-3 cyOrder-2"&gt; <text:s text:c="51"/>|</text:span><text:span text:style-name="T2"> |</text:span> | </text:p>
      <text:p text:style-name="P8">| <text:span text:style-name="T2">| </text:span><text:span text:style-name="T6">| &lt;h2&gt; <text:s text:c="79"/>|</text:span><text:span text:style-name="T2"> |</text:span> | </text:p>
      <text:p text:style-name="P8">| <text:span text:style-name="T2">| </text:span><text:span text:style-name="T6">| &lt;ul&gt; <text:s text:c="79"/>|</text:span><text:span text:style-name="T2"> |</text:span> | </text:p>
      <text:p text:style-name="P8">| <text:span text:style-name="T2">| </text:span><text:span text:style-name="T6">| &lt;h2&gt; <text:s text:c="79"/>|</text:span><text:span text:style-name="T2"> |</text:span> | </text:p>
      <text:p text:style-name="P8">| <text:span text:style-name="T2">| </text:span><text:span text:style-name="T6">| &lt;ul&gt; <text:s text:c="79"/>|</text:span><text:span text:style-name="T2"> |</text:span> | </text:p>
      <text:p text:style-name="P8">| <text:span text:style-name="T2">| </text:span><text:span text:style-name="T6">| &lt;h2&gt; <text:s text:c="79"/>|</text:span><text:span text:style-name="T2"> |</text:span> | </text:p>
      <text:p text:style-name="P8">| <text:span text:style-name="T2">| </text:span><text:span text:style-name="T6">| &lt;ul&gt; <text:s text:c="79"/>|</text:span><text:span text:style-name="T2"> 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| <text:span text:style-name="T2">+-----------------------------------------------------------------------------------------+</text:span> | </text:p>
      <text:p text:style-name="P6">+---------------------------------------------------------------------------------------------+ </text:p>
      <text:p text:style-name="P12"/>
      <text:p text:style-name="P12"/>
      <text:p text:style-name="P21">Footer</text:p>
      <text:p text:style-name="P16"/>
      <text:p text:style-name="P8">+---------------------------------------------------------------------------------------------+ </text:p>
      <text:p text:style-name="P8">| &lt;div id="cyFooter" class="cyGrid-1"&gt; <text:s text:c="55"/>| </text:p>
      <text:p text:style-name="P2">| <text:span text:style-name="T2">+-----------------------------------------------------------------------------------------+</text:span> | </text:p>
      <text:p text:style-name="P2">| <text:span text:style-name="T2">| &lt;div class="cyGrid-2"&gt; <text:s text:c="65"/>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| <text:span text:style-name="T2">| </text:span><text:span text:style-name="T6">| &lt;</text:span><text:span text:style-name="T23">footer</text:span><text:span text:style-name="T9"> </text:span><text:span text:style-name="T6">class="cyGrid-3"&gt; <text:s text:c="58"/>|</text:span><text:span text:style-name="T2"> |</text:span> | </text:p>
      <text:p text:style-name="P2">| <text:span text:style-name="T2">| </text:span><text:span text:style-name="T6">| &lt;p <text:s/>id="cyHTMLCSSValidation"&gt; <text:s text:c="54"/>|</text:span><text:span text:style-name="T2"> |</text:span> | </text:p>
      <text:p text:style-name="P2">| <text:span text:style-name="T2">| </text:span><text:span text:style-name="T6">+-------------------------------------------------------------------------------------+</text:span><text:span text:style-name="T2"> |</text:span> | </text:p>
      <text:p text:style-name="P2">| <text:span text:style-name="T2">+-----------------------------------------------------------------------------------------+</text:span> | </text:p>
      <text:p text:style-name="P2">+---------------------------------------------------------------------------------------------+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rowallia New" svg:font-family="'Browallia Ne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30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31T15:19:30.598000000</dc:date>
    <meta:editing-duration>PT4H53M55S</meta:editing-duration>
    <meta:editing-cycles>33</meta:editing-cycles>
    <meta:generator>LibreOffice/4.3.2.2$Windows_x86 LibreOffice_project/edfb5295ba211bd31ad47d0bad0118690f76407d</meta:generator>
    <meta:document-statistic meta:table-count="0" meta:image-count="0" meta:object-count="0" meta:page-count="5" meta:paragraph-count="143" meta:word-count="1073" meta:character-count="13247" meta:non-whitespace-character-count="7421"/>
  </office:meta>
</office:document-meta>
</file>